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min-height="15.75cm" fo:min-width="15.5cm" fo:padding-top="0.177cm" fo:padding-bottom="0.177cm" fo:padding-left="0.302cm" fo:padding-right="0.302cm"/>
    </style:style>
    <style:style style:name="gr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gr7" style:family="graphic" style:parent-style-name="standard">
      <style:graphic-properties draw:stroke="solid" draw:stroke-dash="Dot"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14.05cm" fo:min-width="5.9cm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opacity="0%" draw:textarea-horizontal-align="justify" draw:textarea-vertical-align="middle" draw:auto-grow-height="false" fo:min-height="5.844cm" fo:min-width="14.294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svg:stroke-color="#000000" draw:marker-start="Arrow" draw:marker-start-width="0.359cm" draw:marker-end-width="0.359cm" draw:fill-color="#ffffff" draw:opacity="0%" draw:textarea-horizontal-align="justify" draw:textarea-vertical-align="middle" draw:auto-grow-height="false" fo:min-height="5.95cm" fo:min-width="13.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fo:min-height="2.6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style:text-position="0% 100%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text-position="0% 100%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text-properties style:text-position="sub 58%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color="#c9211e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c9211e" style:text-position="sub 58%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 draw:opacity="0%"/>
      <style:paragraph-properties fo:text-align="center"/>
      <style:text-properties style:text-position="sub 58%" fo:font-size="18pt" style:font-size-asian="18pt" style:font-size-complex="18pt"/>
    </style:style>
    <style:style style:name="T1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-33% 58%"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33% 58%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-33% 58%"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c9211e" fo:font-size="44pt" fo:font-weight="bold" style:font-size-asian="44pt" style:font-weight-asian="bold" style:font-size-complex="44pt" style:font-weight-complex="bold"/>
    </style:style>
    <style:style style:name="T8" style:family="text">
      <style:text-properties style:text-position="0% 100%" style:font-name="Liberation Serif1" fo:font-size="22pt" fo:font-weight="bold" style:font-name-asian="Liberation Serif1" style:font-size-asian="22pt" style:font-weight-asian="bold" style:font-name-complex="Liberation Serif1" style:font-size-complex="22pt" style:font-weight-complex="bold"/>
    </style:style>
    <style:style style:name="T9" style:family="text">
      <style:text-properties style:text-position="0% 100%" style:font-name="Liberation Sans" fo:font-size="22pt" fo:font-weight="bold" style:font-name-asian="Liberation Serif1" style:font-size-asian="22pt" style:font-weight-asian="bold" style:font-name-complex="Liberation Serif1" style:font-size-complex="22pt" style:font-weight-complex="bold"/>
    </style:style>
    <style:style style:name="T10" style:family="text">
      <style:text-properties style:text-position="-33% 58%" style:font-name="Liberation Sans" fo:font-size="22pt" fo:font-weight="bold" style:font-name-asian="Liberation Serif1" style:font-size-asian="22pt" style:font-weight-asian="bold" style:font-name-complex="Liberation Serif1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cm" svg:height="16cm" svg:x="9.4cm" svg:y="6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4cm" svg:y1="6.6cm" svg:x2="13.4cm" svg:y2="22.6cm">
          <text:p/>
        </draw:line>
        <draw:line draw:style-name="gr2" draw:text-style-name="P2" draw:layer="layout" svg:x1="17.4cm" svg:y1="6.6cm" svg:x2="17.4cm" svg:y2="22.6cm">
          <text:p/>
        </draw:line>
        <draw:line draw:style-name="gr2" draw:text-style-name="P2" draw:layer="layout" svg:x1="21.4cm" svg:y1="6.6cm" svg:x2="21.4cm" svg:y2="22.6cm">
          <text:p/>
        </draw:line>
        <draw:line draw:style-name="gr2" draw:text-style-name="P2" draw:layer="layout" svg:x1="9.4cm" svg:y1="10.6cm" svg:x2="25.4cm" svg:y2="10.6cm">
          <text:p/>
        </draw:line>
        <draw:line draw:style-name="gr2" draw:text-style-name="P2" draw:layer="layout" svg:x1="9.4cm" svg:y1="14.6cm" svg:x2="25.4cm" svg:y2="14.6cm">
          <text:p/>
        </draw:line>
        <draw:line draw:style-name="gr2" draw:text-style-name="P2" draw:layer="layout" svg:x1="9.4cm" svg:y1="18.6cm" svg:x2="25.4cm" svg:y2="18.6cm">
          <text:p/>
        </draw:line>
        <draw:line draw:style-name="gr2" draw:text-style-name="P2" draw:layer="layout" svg:x1="6.924cm" svg:y1="4.571cm" svg:x2="9.377cm" svg:y2="6.629cm">
          <text:p/>
        </draw:line>
        <draw:frame draw:style-name="gr3" draw:text-style-name="P3" draw:layer="layout" svg:width="1.999cm" svg:height="0.999cm" svg:x="4.772cm" svg:y="3.2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5" draw:layer="layout" svg:width="2.2cm" svg:height="1.7cm" svg:x="5.5cm" svg:y="3.3cm">
          <draw:text-box>
            <text:p text:style-name="P4"><text:span text:style-name="T1">D</text:span><text:span text:style-name="T2">1</text:span><text:span text:style-name="T3">+</text:span></text:p>
          </draw:text-box>
        </draw:frame>
        <draw:frame draw:style-name="gr5" draw:text-style-name="P7" draw:layer="layout" svg:width="2.3cm" svg:height="2.3cm" svg:x="6.1cm" svg:y="5.5cm">
          <draw:text-box>
            <text:p text:style-name="P6"><text:span text:style-name="T4">K</text:span><text:span text:style-name="T5">1</text:span><text:span text:style-name="T6">K</text:span><text:span text:style-name="T5">2</text:span></text:p>
          </draw:text-box>
        </draw:frame>
        <draw:frame draw:style-name="gr6" draw:text-style-name="P7" draw:layer="layout" svg:width="2.2cm" svg:height="1.9cm" svg:x="8.2cm" svg:y="4.3cm">
          <draw:text-box>
            <text:p text:style-name="P6"><text:span text:style-name="T4">D</text:span><text:span text:style-name="T5">1</text:span><text:span text:style-name="T6">D</text:span><text:span text:style-name="T5">0</text:span></text:p>
          </draw:text-box>
        </draw:frame>
        <draw:frame draw:style-name="gr5" draw:text-style-name="P9" draw:layer="layout" svg:width="1.5cm" svg:height="2.3cm" svg:x="10.7cm" svg:y="7.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4.6cm" svg:y="7.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7cm" svg:y="7.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22.7cm" svg:y="7.7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22.7cm" svg:y="11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7cm" svg:y="11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4.6cm" svg:y="11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0.7cm" svg:y="11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0.7cm" svg:y="15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4.7cm" svg:y="15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8cm" svg:y="15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22.8cm" svg:y="15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8.8cm" svg:y="19.6cm">
          <draw:text-box>
            <text:p text:style-name="P8"><text:span text:style-name="T7">1</text:span></text:p>
          </draw:text-box>
        </draw:frame>
        <draw:frame draw:style-name="gr5" draw:text-style-name="P9" draw:layer="layout" svg:width="1.5cm" svg:height="2.3cm" svg:x="14.7cm" svg:y="19.6cm">
          <draw:text-box>
            <text:p text:style-name="P8"><text:span text:style-name="T7">1</text:span></text:p>
          </draw:text-box>
        </draw:frame>
        <draw:custom-shape draw:style-name="gr7" draw:text-style-name="P10" draw:layer="layout" svg:width="6.4cm" svg:height="14.3cm" svg:x="14.1cm" svg:y="7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4.9cm" svg:height="6.2cm" svg:x="10cm" svg:y="7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3.9cm" svg:height="6.2cm" svg:x="10.5cm" svg:y="11.8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7.8cm" svg:height="2.9cm" svg:x="27.8cm" svg:y="12.8cm">
          <draw:text-box>
            <text:p text:style-name="P6"><text:span text:style-name="T4">K</text:span><text:span text:style-name="T5">1</text:span><text:span text:style-name="T6"> = </text:span><text:span text:style-name="T6">(XR </text:span><text:span text:style-name="T8">≥</text:span><text:span text:style-name="T9"> 0)</text:span></text:p>
            <text:p text:style-name="P6"><text:span text:style-name="T9">K</text:span><text:span text:style-name="T10">2</text:span><text:span text:style-name="T9"> = </text:span><text:span text:style-name="T9">(XR </text:span><text:span text:style-name="T8">≥</text:span><text:span text:style-name="T9"> </text:span><text:span text:style-name="T9">YR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1:05:32.946766443</meta:creation-date>
    <dc:date>2021-03-31T11:44:31.523037877</dc:date>
    <meta:editing-duration>PT6M24S</meta:editing-duration>
    <meta:editing-cycles>1</meta:editing-cycles>
    <meta:document-statistic meta:object-count="30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/>
</file>